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833000005DB9264DABD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601cm" svg:height="8.999cm" svg:x="1.733cm" svg:y="0.02cm">
          <draw:image xlink:href="Pictures/1000000000000833000005DB9264DAB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24T11:58:06.642339357</dc:date>
    <meta:editing-duration>PT2M56S</meta:editing-duration>
    <meta:editing-cycles>5</meta:editing-cycles>
    <meta:generator>LibreOffice/24.2.3.2$MacOSX_AARCH64 LibreOffice_project/433d9c2ded56988e8a90e6b2e771ee4e6a5ab2ba</meta:generator>
    <meta:document-statistic meta:object-count="1"/>
  </office:meta>
</office:document-meta>
</file>